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tivation</text:p>
      <text:p text:style-name="Standard"/>
      <text:list xml:id="list122121135" text:style-name="L1">
        <text:list-item>
          <text:p text:style-name="P1">no 'ignore-that-bit' words in specs. Eg, inline functions – that syntax doesn't belong in QA-readable tests. In definitions elesewhere, even these shouldn't be too unusual for programmers – eg, don't have to know how curryable works to curry functions into specs.</text:p>
        </text:list-item>
        <text:list-item>
          <text:p text:style-name="P1">As few as possible 'wrapper' objects, where wrapping is needed higher-order functions should fulfill that need or the libs should intellegently wrap by default.</text:p>
        </text:list-item>
        <text:list-item>
          <text:p text:style-name="P1">Stateless. Reduces what needs to be done by test writer. Avoids tests influencing each other, promotes atomicity. 2+2 example</text:p>
        </text:list-item>
        <text:list-item>
          <text:p text:style-name="P1">Show examples of 2+2=4 in all known frameworks</text:p>
          <text:list>
            <text:list-item>
              <text:p text:style-name="P1">Include error messages generated</text:p>
            </text:list-item>
          </text:list>
        </text:list-item>
        <text:list-item>
          <text:p text:style-name="P1">On failure, good error messages are very important (why?) but generally are poorly handled “expected 1 but got 2”, need to be able to create from all the parts.</text:p>
        </text:list-item>
        <text:list-item>
          <text:p text:style-name="P1">IDE integration – ride on the coattails of existing runners by working under them.</text:p>
        </text:list-item>
        <text:list-item>
          <text:p text:style-name="P1">Curryable and chainable.</text:p>
        </text:list-item>
        <text:list-item>
          <text:p text:style-name="P1">Introduction of functional principles allows much neater testing – eg curryable add in test</text:p>
        </text:list-item>
        <text:list-item>
          <text:p text:style-name="P1">Functional.js – why deficient, creates new language without any of the protection inside of Strings. Confusing, two langaug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11:56:35</meta:creation-date>
    <meta:document-statistic meta:table-count="0" meta:image-count="0" meta:object-count="0" meta:page-count="1" meta:paragraph-count="11" meta:word-count="185" meta:character-count="1129" meta:non-whitespace-character-count="965"/>
    <dc:date>2012-06-18T16:18:08</dc:date>
    <meta:editing-duration>PT2H4M10S</meta:editing-duration>
    <meta:editing-cycles>1</meta:editing-cycles>
    <meta:generator>LibreOffice/3.4$Unix LibreOffice_project/340m1$Build-502</meta:generator>
  </office:meta>
</office:document-meta>
</file>